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D000004F1D00003B560AAFED2F.wmf" manifest:media-type=""/>
  <manifest:file-entry manifest:full-path="Pictures/2000000B00004F1D00003B5626D590C4.wmf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08cm" svg:height="2.031cm" svg:x="5.41cm" svg:y="0.584cm">
          <draw:image xlink:href="Pictures/200000D000004F1D00003B560AAFED2F.wmf" xlink:type="simple" xlink:show="embed" xlink:actuate="onLoad">
            <text:p/>
          </draw:image>
        </draw:frame>
        <draw:frame draw:style-name="gr1" draw:text-style-name="P1" xml:id="id2" draw:id="id2" draw:layer="layout" svg:width="2.708cm" svg:height="2.031cm" svg:x="1.267cm" svg:y="0.584cm">
          <draw:image xlink:href="Pictures/2000000B00004F1D00003B5626D590C4.wmf" xlink:type="simple" xlink:show="embed" xlink:actuate="onLoad">
            <text:p/>
          </draw:image>
          <draw:glue-point draw:id="4" svg:x="-1.957cm" svg:y="-1.836cm"/>
        </draw:frame>
        <draw:frame draw:style-name="gr2" draw:text-style-name="P2" draw:layer="layout" svg:width="0.937cm" svg:height="0.911cm" svg:x="7.048cm" svg:y="1.834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2.854cm" svg:y="1.835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layer="layout" svg:width="0.4cm" svg:height="0.469cm" svg:x="7.854cm" svg:y="0.9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cm" svg:height="0.469cm" svg:x="3.711cm" svg:y="0.9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324cm" svg:height="0.469cm" svg:x="6.629cm" svg:y="0.2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324cm" svg:height="0.469cm" svg:x="2.473cm" svg:y="0.28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xml:id="id1" draw:id="id1" draw:layer="layout" svg:width="1.021cm" svg:height="0.529cm" svg:x="0.949cm" svg:y="0.28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4" draw:text-style-name="P3" draw:layer="layout" draw:type="curve" draw:line-skew="-0.254cm 1.306cm 1.192cm" svg:x1="1.459cm" svg:y1="0.816cm" svg:x2="2.092cm" svg:y2="1.227cm" draw:start-shape="id1" draw:start-glue-point="2" draw:end-shape="id2" draw:end-glue-point="4" svg:d="m1459 816c0 369 296 246 296 205s337-166 337 2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i>v</mi>
    <annotation encoding="StarMath 5.0">v</annotation>
  </semantics>
</math>
</file>

<file path=Object 2/content.xml><?xml version="1.0" encoding="utf-8"?>
<math xmlns="http://www.w3.org/1998/Math/MathML">
  <semantics>
    <mi>v</mi>
    <annotation encoding="StarMath 5.0">v</annotation>
  </semantics>
</math>
</file>

<file path=Object 3/content.xml><?xml version="1.0" encoding="utf-8"?>
<math xmlns="http://www.w3.org/1998/Math/MathML">
  <semantics>
    <mi>i</mi>
    <annotation encoding="StarMath 5.0">i</annotation>
  </semantics>
</math>
</file>

<file path=Object 4/content.xml><?xml version="1.0" encoding="utf-8"?>
<math xmlns="http://www.w3.org/1998/Math/MathML">
  <semantics>
    <mi>i</mi>
    <annotation encoding="StarMath 5.0">i</annotation>
  </semantics>
</math>
</file>

<file path=Object 5/content.xml><?xml version="1.0" encoding="utf-8"?>
<math xmlns="http://www.w3.org/1998/Math/MathML">
  <semantics>
    <mrow>
      <mo stretchy="false">−</mo>
      <msub>
        <mi>V</mi>
        <mi>Z</mi>
      </msub>
    </mrow>
    <annotation encoding="StarMath 5.0">-V_Z</annotation>
  </semantics>
</math>
</file>